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79mm"/>
    </style:style>
    <style:style style:name="co3" style:family="table-column">
      <style:table-column-properties fo:break-before="auto" style:column-width="19.3mm"/>
    </style:style>
    <style:style style:name="co4" style:family="table-column">
      <style:table-column-properties fo:break-before="auto" style:column-width="20.04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3.86mm"/>
    </style:style>
    <style:style style:name="co11" style:family="table-column">
      <style:table-column-properties fo:break-before="auto" style:column-width="1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007" table:default-cell-style-name="Default"/>
        <table:table-row table:style-name="ro1">
          <table:table-cell table:style-name="ce1"/>
          <table:table-cell table:style-name="ce1" office:value-type="string" calcext:value-type="string">
            <text:p>долгота/lon</text:p>
          </table:table-cell>
          <table:table-cell table:style-name="ce1" office:value-type="string" calcext:value-type="string">
            <text:p>широта/lat</text:p>
          </table:table-cell>
          <table:table-cell table:style-name="ce2" office:value-type="string" calcext:value-type="string">
            <text:p>λ</text:p>
          </table:table-cell>
          <table:table-cell table:style-name="ce2" office:value-type="string" calcext:value-type="string">
            <text:p>φ</text:p>
          </table:table-cell>
          <table:table-cell table:style-name="ce1"/>
          <table:table-cell table:style-name="ce3" office:value-type="string" calcext:value-type="string" table:number-columns-spanned="5" table:number-rows-spanned="1">
            <text:p>расчетные</text:p>
          </table:table-cell>
          <table:covered-table-cell table:number-columns-repeated="2" table:style-name="ce1"/>
          <table:covered-table-cell table:number-columns-repeated="2" table:style-name="ce4"/>
          <table:table-cell table:style-name="ce4"/>
          <table:table-cell table:style-name="ce3" office:value-type="string" calcext:value-type="string" table:number-columns-spanned="2" table:number-rows-spanned="1">
            <text:p>настоящие</text:p>
          </table:table-cell>
          <table:covered-table-cell table:style-name="ce1"/>
          <table:table-cell table:style-name="ce1" table:number-columns-repeated="2"/>
          <table:table-cell table:style-name="ce4" office:value-type="string" calcext:value-type="string">
            <text:p>отклонение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Центр</text:p>
          </table:table-cell>
          <table:table-cell office:value-type="string" calcext:value-type="string">
            <text:p>43.978384</text:p>
          </table:table-cell>
          <table:table-cell office:value-type="string" calcext:value-type="string">
            <text:p>56.293779</text:p>
          </table:table-cell>
          <table:table-cell table:formula="of:=[.B2]/180*PI()" office:value-type="float" office:value="0.767567600506394" calcext:value-type="float">
            <text:p>0.7675676005</text:p>
          </table:table-cell>
          <table:table-cell table:formula="of:=[.C2]/180*PI()" office:value-type="float" office:value="0.982511791940041" calcext:value-type="float">
            <text:p>0.982511791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heta-d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AVERAGE([.Q6:.Q100])" office:value-type="float" office:value="5.28379556257768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Радиус</text:p>
          </table:table-cell>
          <table:table-cell office:value-type="float" office:value="12600" calcext:value-type="float">
            <text:p>126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Н</text:p>
          </table:table-cell>
          <table:table-cell office:value-type="string" calcext:value-type="string">
            <text:p>43.978384</text:p>
          </table:table-cell>
          <table:table-cell office:value-type="string" calcext:value-type="string">
            <text:p>56.294779</text:p>
          </table:table-cell>
          <table:table-cell table:formula="of:=[.B5]/180*PI()" office:value-type="float" office:value="0.767567600506394" calcext:value-type="float">
            <text:p>0.7675676005</text:p>
          </table:table-cell>
          <table:table-cell table:formula="of:=[.C5]/180*PI()" office:value-type="float" office:value="0.982529245232561" calcext:value-type="float">
            <text:p>0.9825292452</text:p>
          </table:table-cell>
          <table:table-cell/>
          <table:table-cell table:formula="of:=ACOS(SIN([.$E$2])*SIN([.E5])+COS([.$E$2])*COS([.E5])*COS([.$D$2]-[.D5]))" office:value-type="float" office:value="0.0000174532931674587" calcext:value-type="float">
            <text:p>1.74532931674587E-005</text:p>
          </table:table-cell>
          <table:table-cell table:formula="of:=ATAN(COS([.E5])*SIN([.D5]-[.$D$2])/(COS([.$E$2])*SIN([.E5])-SIN([.$E$2])*COS([.E5])*COS([.D5]-[.$D$2])))" office:value-type="float" office:value="0" calcext:value-type="float">
            <text:p>0</text:p>
          </table:table-cell>
          <table:table-cell table:formula="of:=[.H5]*180/PI()" office:value-type="float" office:value="0" calcext:value-type="float">
            <text:p>0</text:p>
          </table:table-cell>
          <table:table-cell table:formula="of:=[.G5]*SIN([.H5])*[.$B$3]" office:value-type="float" office:value="0" calcext:value-type="float">
            <text:p>0</text:p>
          </table:table-cell>
          <table:table-cell table:formula="of:=[.G5]*COS([.H5])*[.$B$3]" office:value-type="float" office:value="0.219911493909979" calcext:value-type="float">
            <text:p>0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500" calcext:value-type="float">
            <text:p>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альнее Константиново</text:p>
          </table:table-cell>
          <table:table-cell office:value-type="float" office:value="44.09" calcext:value-type="float">
            <text:p>44.09</text:p>
          </table:table-cell>
          <table:table-cell office:value-type="float" office:value="55.81" calcext:value-type="float">
            <text:p>55.81</text:p>
          </table:table-cell>
          <table:table-cell table:formula="of:=[.B6]/180*PI()" office:value-type="float" office:value="0.7695156672043" calcext:value-type="float">
            <text:p>0.7695156672</text:p>
          </table:table-cell>
          <table:table-cell table:formula="of:=[.C6]/180*PI()" office:value-type="float" office:value="0.974068255538035" calcext:value-type="float">
            <text:p>0.9740682555</text:p>
          </table:table-cell>
          <table:table-cell/>
          <table:table-cell table:formula="of:=ACOS(SIN([.$E$2])*SIN([.E6])+COS([.$E$2])*COS([.E6])*COS([.$D$2]-[.D6]))" office:value-type="float" office:value="0.0085133272210599" calcext:value-type="float">
            <text:p>0.0085133272</text:p>
          </table:table-cell>
          <table:table-cell table:formula="of:=ATAN(COS([.E6])*SIN([.D6]-[.$D$2])/(COS([.$E$2])*SIN([.E6])-SIN([.$E$2])*COS([.E6])*COS([.D6]-[.$D$2])))" office:value-type="float" office:value="-0.128944493710049" calcext:value-type="float">
            <text:p>-0.1289444937</text:p>
          </table:table-cell>
          <table:table-cell table:formula="of:=[.H6]*180/PI()" office:value-type="float" office:value="-7.38797528103697" calcext:value-type="float">
            <text:p>-7.387975281</text:p>
          </table:table-cell>
          <table:table-cell table:formula="of:=[.G6]*SIN([.H6])*[.$B$3]" office:value-type="float" office:value="-13.7933109131612" calcext:value-type="float">
            <text:p>-14</text:p>
          </table:table-cell>
          <table:table-cell table:formula="of:=[.G6]*COS([.H6])*[.$B$3]" office:value-type="float" office:value="106.377403031118" calcext:value-type="float">
            <text:p>106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609" calcext:value-type="float">
            <text:p>609</text:p>
          </table:table-cell>
          <table:table-cell table:formula="of:=[.M6]-[.M$5]" office:value-type="float" office:value="13" calcext:value-type="float">
            <text:p>13</text:p>
          </table:table-cell>
          <table:table-cell table:formula="of:=-[.N6]+[.N$5]" office:value-type="float" office:value="-109" calcext:value-type="float">
            <text:p>-109</text:p>
          </table:table-cell>
          <table:table-cell table:formula="of:=ABS(ABS([.O6])-ABS([.J6]))+ABS(ABS([.P6])-ABS([.K6]))" office:value-type="float" office:value="3.41590788204335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Выкса</text:p>
          </table:table-cell>
          <table:table-cell office:value-type="float" office:value="42.17" calcext:value-type="float">
            <text:p>42.17</text:p>
          </table:table-cell>
          <table:table-cell office:value-type="float" office:value="55.32" calcext:value-type="float">
            <text:p>55.32</text:p>
          </table:table-cell>
          <table:table-cell table:formula="of:=[.B7]/180*PI()" office:value-type="float" office:value="0.736005345566009" calcext:value-type="float">
            <text:p>0.7360053456</text:p>
          </table:table-cell>
          <table:table-cell table:formula="of:=[.C7]/180*PI()" office:value-type="float" office:value="0.965516142203263" calcext:value-type="float">
            <text:p>0.9655161422</text:p>
          </table:table-cell>
          <table:table-cell/>
          <table:table-cell table:formula="of:=ACOS(SIN([.$E$2])*SIN([.E7])+COS([.$E$2])*COS([.E7])*COS([.$D$2]-[.D7]))" office:value-type="float" office:value="0.0245641128681935" calcext:value-type="float">
            <text:p>0.0245641129</text:p>
          </table:table-cell>
          <table:table-cell table:formula="of:=ATAN(COS([.E7])*SIN([.D7]-[.$D$2])/(COS([.$E$2])*SIN([.E7])-SIN([.$E$2])*COS([.E7])*COS([.D7]-[.$D$2])))" office:value-type="float" office:value="0.819854541856305" calcext:value-type="float">
            <text:p>0.8198545419</text:p>
          </table:table-cell>
          <table:table-cell table:formula="of:=[.H7]*180/PI()" office:value-type="float" office:value="46.974205062998" calcext:value-type="float">
            <text:p>46.974205063</text:p>
          </table:table-cell>
          <table:table-cell table:formula="of:=[.G7]*SIN([.H7])*[.$B$3]" office:value-type="float" office:value="226.264637136743" calcext:value-type="float">
            <text:p>226</text:p>
          </table:table-cell>
          <table:table-cell table:formula="of:=[.G7]*COS([.H7])*[.$B$3]" office:value-type="float" office:value="211.185714352918" calcext:value-type="float">
            <text:p>211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10" calcext:value-type="float">
            <text:p>710</text:p>
          </table:table-cell>
          <table:table-cell table:formula="of:=[.M7]-[.M$5]" office:value-type="float" office:value="-236" calcext:value-type="float">
            <text:p>-236</text:p>
          </table:table-cell>
          <table:table-cell table:formula="of:=-[.N7]+[.N$5]" office:value-type="float" office:value="-210" calcext:value-type="float">
            <text:p>-210</text:p>
          </table:table-cell>
          <table:table-cell table:formula="of:=ABS(ABS([.O7])-ABS([.J7]))+ABS(ABS([.P7])-ABS([.K7]))" office:value-type="float" office:value="10.9210772161748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острома</text:p>
          </table:table-cell>
          <table:table-cell office:value-type="float" office:value="40.93" calcext:value-type="float">
            <text:p>40.93</text:p>
          </table:table-cell>
          <table:table-cell office:value-type="float" office:value="57.77" calcext:value-type="float">
            <text:p>57.77</text:p>
          </table:table-cell>
          <table:table-cell table:formula="of:=[.B8]/180*PI()" office:value-type="float" office:value="0.714363262841279" calcext:value-type="float">
            <text:p>0.7143632628</text:p>
          </table:table-cell>
          <table:table-cell table:formula="of:=[.C8]/180*PI()" office:value-type="float" office:value="1.00827670887712" calcext:value-type="float">
            <text:p>1.0082767089</text:p>
          </table:table-cell>
          <table:table-cell/>
          <table:table-cell table:formula="of:=ACOS(SIN([.$E$2])*SIN([.E8])+COS([.$E$2])*COS([.E8])*COS([.$D$2]-[.D8]))" office:value-type="float" office:value="0.0387498588592355" calcext:value-type="float">
            <text:p>0.0387498589</text:p>
          </table:table-cell>
          <table:table-cell table:formula="of:=ATAN(COS([.E8])*SIN([.D8]-[.$D$2])/(COS([.$E$2])*SIN([.E8])-SIN([.$E$2])*COS([.E8])*COS([.D8]-[.$D$2])))" office:value-type="float" office:value="-0.821393643031383" calcext:value-type="float">
            <text:p>-0.821393643</text:p>
          </table:table-cell>
          <table:table-cell table:formula="of:=[.H8]*180/PI()" office:value-type="float" office:value="-47.0623890645736" calcext:value-type="float">
            <text:p>-47.0623890646</text:p>
          </table:table-cell>
          <table:table-cell table:formula="of:=[.G8]*SIN([.H8])*[.$B$3]" office:value-type="float" office:value="-357.444517436369" calcext:value-type="float">
            <text:p>-357</text:p>
          </table:table-cell>
          <table:table-cell table:formula="of:=[.G8]*COS([.H8])*[.$B$3]" office:value-type="float" office:value="332.595464304599" calcext:value-type="float">
            <text:p>3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67" calcext:value-type="float">
            <text:p>167</text:p>
          </table:table-cell>
          <table:table-cell table:formula="of:=[.M8]-[.M$5]" office:value-type="float" office:value="-355" calcext:value-type="float">
            <text:p>-355</text:p>
          </table:table-cell>
          <table:table-cell table:formula="of:=-[.N8]+[.N$5]" office:value-type="float" office:value="333" calcext:value-type="float">
            <text:p>333</text:p>
          </table:table-cell>
          <table:table-cell table:formula="of:=ABS(ABS([.O8])-ABS([.J8]))+ABS(ABS([.P8])-ABS([.K8]))" office:value-type="float" office:value="2.84905313177086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Шахунья</text:p>
          </table:table-cell>
          <table:table-cell office:value-type="float" office:value="46.62" calcext:value-type="float">
            <text:p>46.62</text:p>
          </table:table-cell>
          <table:table-cell office:value-type="float" office:value="57.67" calcext:value-type="float">
            <text:p>57.67</text:p>
          </table:table-cell>
          <table:table-cell table:formula="of:=[.B9]/180*PI()" office:value-type="float" office:value="0.813672497279756" calcext:value-type="float">
            <text:p>0.8136724973</text:p>
          </table:table-cell>
          <table:table-cell table:formula="of:=[.C9]/180*PI()" office:value-type="float" office:value="1.00653137962513" calcext:value-type="float">
            <text:p>1.0065313796</text:p>
          </table:table-cell>
          <table:table-cell/>
          <table:table-cell table:formula="of:=ACOS(SIN([.$E$2])*SIN([.E9])+COS([.$E$2])*COS([.E9])*COS([.$D$2]-[.D9]))" office:value-type="float" office:value="0.0347529642368961" calcext:value-type="float">
            <text:p>0.0347529642</text:p>
          </table:table-cell>
          <table:table-cell table:formula="of:=ATAN(COS([.E9])*SIN([.D9]-[.$D$2])/(COS([.$E$2])*SIN([.E9])-SIN([.$E$2])*COS([.E9])*COS([.D9]-[.$D$2])))" office:value-type="float" office:value="0.788611295827917" calcext:value-type="float">
            <text:p>0.7886112958</text:p>
          </table:table-cell>
          <table:table-cell table:formula="of:=[.H9]*180/PI()" office:value-type="float" office:value="45.1840989272825" calcext:value-type="float">
            <text:p>45.1840989273</text:p>
          </table:table-cell>
          <table:table-cell table:formula="of:=[.G9]*SIN([.H9])*[.$B$3]" office:value-type="float" office:value="310.626406275733" calcext:value-type="float">
            <text:p>311</text:p>
          </table:table-cell>
          <table:table-cell table:formula="of:=[.G9]*COS([.H9])*[.$B$3]" office:value-type="float" office:value="308.636625298342" calcext:value-type="float">
            <text:p>309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189" calcext:value-type="float">
            <text:p>189</text:p>
          </table:table-cell>
          <table:table-cell table:formula="of:=[.M9]-[.M$5]" office:value-type="float" office:value="315" calcext:value-type="float">
            <text:p>315</text:p>
          </table:table-cell>
          <table:table-cell table:formula="of:=-[.N9]+[.N$5]" office:value-type="float" office:value="311" calcext:value-type="float">
            <text:p>311</text:p>
          </table:table-cell>
          <table:table-cell table:formula="of:=ABS(ABS([.O9])-ABS([.J9]))+ABS(ABS([.P9])-ABS([.K9]))" office:value-type="float" office:value="6.73696842592477" calcext:value-type="float">
            <text:p>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Б. Болдино</text:p>
          </table:table-cell>
          <table:table-cell office:value-type="float" office:value="45.309076" calcext:value-type="float">
            <text:p>45.309076</text:p>
          </table:table-cell>
          <table:table-cell office:value-type="float" office:value="55.007129" calcext:value-type="float">
            <text:p>55.007129</text:p>
          </table:table-cell>
          <table:table-cell table:formula="of:=[.B10]/180*PI()" office:value-type="float" office:value="0.790792557236342" calcext:value-type="float">
            <text:p>0.7907925572</text:p>
          </table:table-cell>
          <table:table-cell table:formula="of:=[.C10]/180*PI()" office:value-type="float" office:value="0.960055513119256" calcext:value-type="float">
            <text:p>0.9600555131</text:p>
          </table:table-cell>
          <table:table-cell/>
          <table:table-cell table:formula="of:=ACOS(SIN([.$E$2])*SIN([.E10])+COS([.$E$2])*COS([.E10])*COS([.$D$2]-[.D10]))" office:value-type="float" office:value="0.0259990835708426" calcext:value-type="float">
            <text:p>0.0259990836</text:p>
          </table:table-cell>
          <table:table-cell table:formula="of:=ATAN(COS([.E10])*SIN([.D10]-[.$D$2])/(COS([.$E$2])*SIN([.E10])-SIN([.$E$2])*COS([.E10])*COS([.D10]-[.$D$2])))" office:value-type="float" office:value="-0.537856013633204" calcext:value-type="float">
            <text:p>-0.5378560136</text:p>
          </table:table-cell>
          <table:table-cell table:formula="of:=[.H10]*180/PI()" office:value-type="float" office:value="-30.8168795669135" calcext:value-type="float">
            <text:p>-30.8168795669</text:p>
          </table:table-cell>
          <table:table-cell table:formula="of:=[.G10]*SIN([.H10])*[.$B$3]" office:value-type="float" office:value="-167.822219941645" calcext:value-type="float">
            <text:p>-168</text:p>
          </table:table-cell>
          <table:table-cell table:formula="of:=[.G10]*COS([.H10])*[.$B$3]" office:value-type="float" office:value="281.335914927252" calcext:value-type="float">
            <text:p>28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782" calcext:value-type="float">
            <text:p>782</text:p>
          </table:table-cell>
          <table:table-cell table:formula="of:=[.M10]-[.M$5]" office:value-type="float" office:value="170" calcext:value-type="float">
            <text:p>170</text:p>
          </table:table-cell>
          <table:table-cell table:formula="of:=-[.N10]+[.N$5]" office:value-type="float" office:value="-282" calcext:value-type="float">
            <text:p>-282</text:p>
          </table:table-cell>
          <table:table-cell table:formula="of:=ABS(ABS([.O10])-ABS([.J10]))+ABS(ABS([.P10])-ABS([.K10]))" office:value-type="float" office:value="2.84186513110322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Володарск</text:p>
          </table:table-cell>
          <table:table-cell office:value-type="float" office:value="43.19" calcext:value-type="float">
            <text:p>43.19</text:p>
          </table:table-cell>
          <table:table-cell office:value-type="float" office:value="56.23" calcext:value-type="float">
            <text:p>56.23</text:p>
          </table:table-cell>
          <table:table-cell table:formula="of:=[.B11]/180*PI()" office:value-type="float" office:value="0.753807703936351" calcext:value-type="float">
            <text:p>0.7538077039</text:p>
          </table:table-cell>
          <table:table-cell table:formula="of:=[.C11]/180*PI()" office:value-type="float" office:value="0.981398638396411" calcext:value-type="float">
            <text:p>0.9813986384</text:p>
          </table:table-cell>
          <table:table-cell/>
          <table:table-cell table:formula="of:=ACOS(SIN([.$E$2])*SIN([.E11])+COS([.$E$2])*COS([.E11])*COS([.$D$2]-[.D11]))" office:value-type="float" office:value="0.00772281502392915" calcext:value-type="float">
            <text:p>0.007722815</text:p>
          </table:table-cell>
          <table:table-cell table:formula="of:=ATAN(COS([.E11])*SIN([.D11]-[.$D$2])/(COS([.$E$2])*SIN([.E11])-SIN([.$E$2])*COS([.E11])*COS([.D11]-[.$D$2])))" office:value-type="float" office:value="1.43187857036012" calcext:value-type="float">
            <text:p>1.4318785704</text:p>
          </table:table-cell>
          <table:table-cell table:formula="of:=[.H11]*180/PI()" office:value-type="float" office:value="82.0405988568608" calcext:value-type="float">
            <text:p>82.0405988569</text:p>
          </table:table-cell>
          <table:table-cell table:formula="of:=[.G11]*SIN([.H11])*[.$B$3]" office:value-type="float" office:value="96.3700515610446" calcext:value-type="float">
            <text:p>96</text:p>
          </table:table-cell>
          <table:table-cell table:formula="of:=[.G11]*COS([.H11])*[.$B$3]" office:value-type="float" office:value="13.4742993875517" calcext:value-type="float">
            <text:p>13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13" calcext:value-type="float">
            <text:p>513</text:p>
          </table:table-cell>
          <table:table-cell table:formula="of:=[.M11]-[.M$5]" office:value-type="float" office:value="-101" calcext:value-type="float">
            <text:p>-101</text:p>
          </table:table-cell>
          <table:table-cell table:formula="of:=-[.N11]+[.N$5]" office:value-type="float" office:value="-13" calcext:value-type="float">
            <text:p>-13</text:p>
          </table:table-cell>
          <table:table-cell table:formula="of:=ABS(ABS([.O11])-ABS([.J11]))+ABS(ABS([.P11])-ABS([.K11]))" office:value-type="float" office:value="5.10424782650707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Городец</text:p>
          </table:table-cell>
          <table:table-cell office:value-type="float" office:value="43.48" calcext:value-type="float">
            <text:p>43.48</text:p>
          </table:table-cell>
          <table:table-cell office:value-type="float" office:value="56.65" calcext:value-type="float">
            <text:p>56.65</text:p>
          </table:table-cell>
          <table:table-cell table:formula="of:=[.B12]/180*PI()" office:value-type="float" office:value="0.758869158767134" calcext:value-type="float">
            <text:p>0.7588691588</text:p>
          </table:table-cell>
          <table:table-cell table:formula="of:=[.C12]/180*PI()" office:value-type="float" office:value="0.988729021254788" calcext:value-type="float">
            <text:p>0.9887290213</text:p>
          </table:table-cell>
          <table:table-cell/>
          <table:table-cell table:formula="of:=ACOS(SIN([.$E$2])*SIN([.E12])+COS([.$E$2])*COS([.E12])*COS([.$D$2]-[.D12]))" office:value-type="float" office:value="0.00785728681240823" calcext:value-type="float">
            <text:p>0.0078572868</text:p>
          </table:table-cell>
          <table:table-cell table:formula="of:=ATAN(COS([.E12])*SIN([.D12]-[.$D$2])/(COS([.$E$2])*SIN([.E12])-SIN([.$E$2])*COS([.E12])*COS([.D12]-[.$D$2])))" office:value-type="float" office:value="-0.654299786587302" calcext:value-type="float">
            <text:p>-0.6542997866</text:p>
          </table:table-cell>
          <table:table-cell table:formula="of:=[.H12]*180/PI()" office:value-type="float" office:value="-37.4886163077629" calcext:value-type="float">
            <text:p>-37.4886163078</text:p>
          </table:table-cell>
          <table:table-cell table:formula="of:=[.G12]*SIN([.H12])*[.$B$3]" office:value-type="float" office:value="-60.2528792407918" calcext:value-type="float">
            <text:p>-60</text:p>
          </table:table-cell>
          <table:table-cell table:formula="of:=[.G12]*COS([.H12])*[.$B$3]" office:value-type="float" office:value="78.5553924697765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422" calcext:value-type="float">
            <text:p>422</text:p>
          </table:table-cell>
          <table:table-cell table:formula="of:=[.M12]-[.M$5]" office:value-type="float" office:value="-59" calcext:value-type="float">
            <text:p>-59</text:p>
          </table:table-cell>
          <table:table-cell table:formula="of:=-[.N12]+[.N$5]" office:value-type="float" office:value="78" calcext:value-type="float">
            <text:p>78</text:p>
          </table:table-cell>
          <table:table-cell table:formula="of:=ABS(ABS([.O12])-ABS([.J12]))+ABS(ABS([.P12])-ABS([.K12]))" office:value-type="float" office:value="1.80827171056831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Лысково</text:p>
          </table:table-cell>
          <table:table-cell office:value-type="float" office:value="45.04" calcext:value-type="float">
            <text:p>45.04</text:p>
          </table:table-cell>
          <table:table-cell office:value-type="float" office:value="56.03" calcext:value-type="float">
            <text:p>56.03</text:p>
          </table:table-cell>
          <table:table-cell table:formula="of:=[.B13]/180*PI()" office:value-type="float" office:value="0.786096295098246" calcext:value-type="float">
            <text:p>0.7860962951</text:p>
          </table:table-cell>
          <table:table-cell table:formula="of:=[.C13]/180*PI()" office:value-type="float" office:value="0.977907979892423" calcext:value-type="float">
            <text:p>0.9779079799</text:p>
          </table:table-cell>
          <table:table-cell/>
          <table:table-cell table:formula="of:=ACOS(SIN([.$E$2])*SIN([.E13])+COS([.$E$2])*COS([.E13])*COS([.$D$2]-[.D13]))" office:value-type="float" office:value="0.0112980471575516" calcext:value-type="float">
            <text:p>0.0112980472</text:p>
          </table:table-cell>
          <table:table-cell table:formula="of:=ATAN(COS([.E13])*SIN([.D13]-[.$D$2])/(COS([.$E$2])*SIN([.E13])-SIN([.$E$2])*COS([.E13])*COS([.D13]-[.$D$2])))" office:value-type="float" office:value="-1.15880768922682" calcext:value-type="float">
            <text:p>-1.1588076892</text:p>
          </table:table-cell>
          <table:table-cell table:formula="of:=[.H13]*180/PI()" office:value-type="float" office:value="-66.3947898600044" calcext:value-type="float">
            <text:p>-66.39478986</text:p>
          </table:table-cell>
          <table:table-cell table:formula="of:=[.G13]*SIN([.H13])*[.$B$3]" office:value-type="float" office:value="-130.443994542153" calcext:value-type="float">
            <text:p>-130</text:p>
          </table:table-cell>
          <table:table-cell table:formula="of:=[.G13]*COS([.H13])*[.$B$3]" office:value-type="float" office:value="57.0037063838529" calcext:value-type="float">
            <text:p>57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560" calcext:value-type="float">
            <text:p>560</text:p>
          </table:table-cell>
          <table:table-cell table:formula="of:=[.M13]-[.M$5]" office:value-type="float" office:value="130" calcext:value-type="float">
            <text:p>130</text:p>
          </table:table-cell>
          <table:table-cell table:formula="of:=-[.N13]+[.N$5]" office:value-type="float" office:value="-60" calcext:value-type="float">
            <text:p>-60</text:p>
          </table:table-cell>
          <table:table-cell table:formula="of:=ABS(ABS([.O13])-ABS([.J13]))+ABS(ABS([.P13])-ABS([.K13]))" office:value-type="float" office:value="3.44028815829966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ваново</text:p>
          </table:table-cell>
          <table:table-cell office:value-type="float" office:value="40.99" calcext:value-type="float">
            <text:p>40.99</text:p>
          </table:table-cell>
          <table:table-cell office:value-type="float" office:value="57.01" calcext:value-type="float">
            <text:p>57.01</text:p>
          </table:table-cell>
          <table:table-cell table:formula="of:=[.B15]/180*PI()" office:value-type="float" office:value="0.715410460392476" calcext:value-type="float">
            <text:p>0.7154104604</text:p>
          </table:table-cell>
          <table:table-cell table:formula="of:=[.C15]/180*PI()" office:value-type="float" office:value="0.995012206561967" calcext:value-type="float">
            <text:p>0.9950122066</text:p>
          </table:table-cell>
          <table:table-cell/>
          <table:table-cell table:formula="of:=ACOS(SIN([.$E$2])*SIN([.E15])+COS([.$E$2])*COS([.E15])*COS([.$D$2]-[.D15]))" office:value-type="float" office:value="0.0312751048326623" calcext:value-type="float">
            <text:p>0.0312751048</text:p>
          </table:table-cell>
          <table:table-cell table:formula="of:=ATAN(COS([.E15])*SIN([.D15]-[.$D$2])/(COS([.$E$2])*SIN([.E15])-SIN([.$E$2])*COS([.E15])*COS([.D15]-[.$D$2])))" office:value-type="float" office:value="-1.13796210677425" calcext:value-type="float">
            <text:p>-1.1379621068</text:p>
          </table:table-cell>
          <table:table-cell table:formula="of:=[.H15]*180/PI()" office:value-type="float" office:value="-65.2004259639801" calcext:value-type="float">
            <text:p>-65.200425964</text:p>
          </table:table-cell>
          <table:table-cell table:formula="of:=[.G15]*SIN([.H15])*[.$B$3]" office:value-type="float" office:value="-357.725760002394" calcext:value-type="float">
            <text:p>-358</text:p>
          </table:table-cell>
          <table:table-cell table:formula="of:=[.G15]*COS([.H15])*[.$B$3]" office:value-type="float" office:value="165.289279421587" calcext:value-type="float">
            <text:p>165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328" calcext:value-type="float">
            <text:p>328</text:p>
          </table:table-cell>
          <table:table-cell table:formula="of:=[.M15]-[.M$5]" office:value-type="float" office:value="-354" calcext:value-type="float">
            <text:p>-354</text:p>
          </table:table-cell>
          <table:table-cell table:formula="of:=-[.N15]+[.N$5]" office:value-type="float" office:value="172" calcext:value-type="float">
            <text:p>172</text:p>
          </table:table-cell>
          <table:table-cell table:formula="of:=ABS(ABS([.O15])-ABS([.J15]))+ABS(ABS([.P15])-ABS([.K15]))" office:value-type="float" office:value="10.4364805808071" calcext:value-type="float">
            <text:p>10</text:p>
          </table:table-cell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2:50:23.74463558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2:40:17.492809144</meta:creation-date>
    <dc:date>2015-06-12T13:27:12.965251597</dc:date>
    <meta:editing-duration>PT46M47S</meta:editing-duration>
    <meta:editing-cycles>18</meta:editing-cycles>
    <meta:generator>LibreOffice/4.4.2.2$Linux_x86 LibreOffice_project/40m0$Build-2</meta:generator>
    <meta:document-statistic meta:table-count="1" meta:cell-count="169" meta:object-count="0"/>
  </office:meta>
</office:document-meta>
</file>